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1]-[.H1])/[.H1]" office:value-type="float" office:value="0">
            <text:p>0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2]-[.H2])/[.H2]" office:value-type="float" office:value="0">
            <text:p>0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3]-[.H3])/[.H3]" office:value-type="float" office:value="0">
            <text:p>0</text:p>
          </table:table-cell>
          <table:table-cell/>
          <table:table-cell table:formula="of:=[.$F101]" office:value-type="float" office:value="0.678571428571429">
            <text:p>0.6785714286</text:p>
          </table:table-cell>
          <table:table-cell table:formula="of:=[.J101]" office:value-type="float" office:value="0.301311696922363">
            <text:p>0.3013116969</text:p>
          </table:table-cell>
          <table:table-cell table:formula="of:=[.$F22]" office:value-type="float" office:value="1">
            <text:p>1</text:p>
          </table:table-cell>
          <table:table-cell table:formula="of:=[.$J22]" office:value-type="float" office:value="0.000891276275676611">
            <text:p>0.0008912763</text:p>
          </table:table-cell>
          <table:table-cell table:formula="of:=[.$F44]" office:value-type="float" office:value="1">
            <text:p>1</text:p>
          </table:table-cell>
          <table:table-cell table:formula="of:=[.$J44]" office:value-type="float" office:value="0.00401355762278517">
            <text:p>0.0040135576</text:p>
          </table:table-cell>
          <table:table-cell table:formula="of:=[.$F66]" office:value-type="float" office:value="0.666666666666667">
            <text:p>0.6666666667</text:p>
          </table:table-cell>
          <table:table-cell table:formula="of:=[.$J66]" office:value-type="float" office:value="0.177230401087482">
            <text:p>0.1772304011</text:p>
          </table:table-cell>
          <table:table-cell table:formula="of:=[.$F88]" office:value-type="float" office:value="0.0476190476190476">
            <text:p>0.0476190476</text:p>
          </table:table-cell>
          <table:table-cell table:formula="of:=[.$J88]" office:value-type="float" office:value="1.02311155270351">
            <text:p>1.0231115527</text:p>
          </table:table-cell>
          <table:table-cell table:formula="of:=[.$F94]" office:value-type="float" office:value="0">
            <text:p>0</text:p>
          </table:table-cell>
          <table:table-cell table:formula="of:=[.$J94]" office:value-type="float" office:value="0.932129414255404">
            <text:p>0.9321294143</text:p>
          </table:table-cell>
          <table:table-cell table:formula="of:=[.$F100]" office:value-type="float" office:value="0.0476190476190476">
            <text:p>0.0476190476</text:p>
          </table:table-cell>
          <table:table-cell table:formula="of:=[.$J100]" office:value-type="float" office:value="0.644772245182698">
            <text:p>0.6447722452</text:p>
          </table:table-cell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6">
            <text:p>866</text:p>
          </table:table-cell>
          <table:table-cell table:formula="of:=ABS([.I4]-[.H4])/[.H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5]-[.H5])/[.H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6]-[.H6])/[.H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0">
            <text:p>890</text:p>
          </table:table-cell>
          <table:table-cell table:formula="of:=ABS([.I7]-[.H7])/[.H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6">
            <text:p>1006</text:p>
          </table:table-cell>
          <table:table-cell table:formula="of:=ABS([.I8]-[.H8])/[.H8]" office:value-type="float" office:value="0.0156555772994129">
            <text:p>0.01565557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1">
            <text:p>861</text:p>
          </table:table-cell>
          <table:table-cell table:formula="of:=ABS([.I9]-[.H9])/[.H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7">
            <text:p>927</text:p>
          </table:table-cell>
          <table:table-cell table:formula="of:=ABS([.I10]-[.H10])/[.H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11]-[.H11])/[.H1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12]-[.H12])/[.H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13]-[.H13])/[.H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2">
            <text:p>922</text:p>
          </table:table-cell>
          <table:table-cell table:formula="of:=ABS([.I14]-[.H14])/[.H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21">
            <text:p>821</text:p>
          </table:table-cell>
          <table:table-cell table:formula="of:=ABS([.I15]-[.H15])/[.H1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7">
            <text:p>977</text:p>
          </table:table-cell>
          <table:table-cell table:formula="of:=ABS([.I16]-[.H16])/[.H16]" office:value-type="float" office:value="0.00306122448979592">
            <text:p>0.0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17]-[.H17])/[.H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71">
            <text:p>1171</text:p>
          </table:table-cell>
          <table:table-cell table:formula="of:=ABS([.I18]-[.H18])/[.H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19]-[.H19])/[.H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20]-[.H20])/[.H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21]-[.H21])/[.H21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:.D21]; &quot;T&quot;)" office:value-type="float" office:value="21">
            <text:p>21</text:p>
          </table:table-cell>
          <table:table-cell table:style-name="ce1" table:formula="of:=[.E22]/21" office:value-type="float" office:value="1">
            <text:p>1</text:p>
          </table:table-cell>
          <table:table-cell table:number-columns-repeated="3"/>
          <table:table-cell table:style-name="ce1" table:formula="of:=AVERAGE([.J1:.J21])" office:value-type="float" office:value="0.000891276275676611">
            <text:p>0.00089127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23]-[.H23])/[.H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80">
            <text:p>880</text:p>
          </table:table-cell>
          <table:table-cell table:formula="of:=ABS([.I24]-[.H24])/[.H2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25]-[.H25])/[.H2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57">
            <text:p>757</text:p>
          </table:table-cell>
          <table:table-cell table:formula="of:=ABS([.I26]-[.H26])/[.H26]" office:value-type="float" office:value="0.0465994962216625">
            <text:p>0.04659949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27]-[.H27])/[.H2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28]-[.H28])/[.H2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13">
            <text:p>813</text:p>
          </table:table-cell>
          <table:table-cell table:formula="of:=ABS([.I29]-[.H29])/[.H2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30]-[.H30])/[.H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61">
            <text:p>761</text:p>
          </table:table-cell>
          <table:table-cell table:formula="of:=ABS([.I31]-[.H31])/[.H3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86">
            <text:p>786</text:p>
          </table:table-cell>
          <table:table-cell table:formula="of:=ABS([.I32]-[.H32])/[.H32]" office:value-type="float" office:value="0.00127064803049555">
            <text:p>0.0012706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3">
            <text:p>793</text:p>
          </table:table-cell>
          <table:table-cell table:formula="of:=ABS([.I33]-[.H33])/[.H3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11">
            <text:p>1011</text:p>
          </table:table-cell>
          <table:table-cell table:formula="of:=ABS([.I34]-[.H34])/[.H3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35]-[.H35])/[.H3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7">
            <text:p>897</text:p>
          </table:table-cell>
          <table:table-cell table:formula="of:=ABS([.I36]-[.H36])/[.H3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88">
            <text:p>688</text:p>
          </table:table-cell>
          <table:table-cell table:formula="of:=ABS([.I37]-[.H37])/[.H37]" office:value-type="float" office:value="0.0364145658263305">
            <text:p>0.03641456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71">
            <text:p>971</text:p>
          </table:table-cell>
          <table:table-cell table:formula="of:=ABS([.I38]-[.H38])/[.H3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14">
            <text:p>914</text:p>
          </table:table-cell>
          <table:table-cell table:formula="of:=ABS([.I39]-[.H39])/[.H3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40]-[.H40])/[.H4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41]-[.H41])/[.H4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66">
            <text:p>866</text:p>
          </table:table-cell>
          <table:table-cell table:formula="of:=ABS([.I42]-[.H42])/[.H4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6">
            <text:p>936</text:p>
          </table:table-cell>
          <table:table-cell table:formula="of:=ABS([.I43]-[.H43])/[.H43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3:.D43]; &quot;T&quot;)" office:value-type="float" office:value="21">
            <text:p>21</text:p>
          </table:table-cell>
          <table:table-cell table:style-name="ce1" table:formula="of:=[.E44]/21" office:value-type="float" office:value="1">
            <text:p>1</text:p>
          </table:table-cell>
          <table:table-cell table:number-columns-repeated="3"/>
          <table:table-cell table:style-name="ce1" table:formula="of:=AVERAGE([.J23:.J43])" office:value-type="float" office:value="0.00401355762278517">
            <text:p>0.00401355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1">
            <text:p>741</text:p>
          </table:table-cell>
          <table:table-cell table:formula="of:=ABS([.I45]-[.H45])/[.H4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19">
            <text:p>819</text:p>
          </table:table-cell>
          <table:table-cell table:formula="of:=ABS([.I46]-[.H46])/[.H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98">
            <text:p>798</text:p>
          </table:table-cell>
          <table:table-cell table:formula="of:=ABS([.I47]-[.H47])/[.H4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1027">
            <text:p>1027</text:p>
          </table:table-cell>
          <table:table-cell table:formula="of:=ABS([.I48]-[.H48])/[.H48]" office:value-type="float" office:value="0.49490538573508">
            <text:p>0.4949053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49]-[.H49])/[.H4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0">
            <text:p>740</text:p>
          </table:table-cell>
          <table:table-cell table:formula="of:=ABS([.I50]-[.H50])/[.H5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491">
            <text:p>491</text:p>
          </table:table-cell>
          <table:table-cell table:formula="of:=ABS([.I51]-[.H51])/[.H51]" office:value-type="float" office:value="0.311360448807854">
            <text:p>0.31136044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98">
            <text:p>898</text:p>
          </table:table-cell>
          <table:table-cell table:formula="of:=ABS([.I52]-[.H52])/[.H5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936">
            <text:p>936</text:p>
          </table:table-cell>
          <table:table-cell table:formula="of:=ABS([.I53]-[.H53])/[.H53]" office:value-type="float" office:value="0.75609756097561">
            <text:p>0.7560975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989">
            <text:p>989</text:p>
          </table:table-cell>
          <table:table-cell table:formula="of:=ABS([.I54]-[.H54])/[.H54]" office:value-type="float" office:value="0.364137931034483">
            <text:p>0.3641379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971">
            <text:p>971</text:p>
          </table:table-cell>
          <table:table-cell table:formula="of:=ABS([.I55]-[.H55])/[.H55]" office:value-type="float" office:value="0.313937753721245">
            <text:p>0.31393775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141">
            <text:p>1141</text:p>
          </table:table-cell>
          <table:table-cell table:formula="of:=ABS([.I56]-[.H56])/[.H56]" office:value-type="float" office:value="0.350295857988166">
            <text:p>0.3502958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29">
            <text:p>829</text:p>
          </table:table-cell>
          <table:table-cell table:formula="of:=ABS([.I57]-[.H57])/[.H5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522">
            <text:p>522</text:p>
          </table:table-cell>
          <table:table-cell table:formula="of:=ABS([.I58]-[.H58])/[.H58]" office:value-type="float" office:value="0.244573082489146">
            <text:p>0.24457308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809">
            <text:p>809</text:p>
          </table:table-cell>
          <table:table-cell table:formula="of:=ABS([.I59]-[.H59])/[.H59]" office:value-type="float" office:value="0.298555377207063">
            <text:p>0.29855537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1126">
            <text:p>1126</text:p>
          </table:table-cell>
          <table:table-cell table:formula="of:=ABS([.I60]-[.H60])/[.H60]" office:value-type="float" office:value="0.33096926713948">
            <text:p>0.33096926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830">
            <text:p>830</text:p>
          </table:table-cell>
          <table:table-cell table:formula="of:=ABS([.I61]-[.H61])/[.H61]" office:value-type="float" office:value="0.0919037199124726">
            <text:p>0.09190371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94">
            <text:p>994</text:p>
          </table:table-cell>
          <table:table-cell table:formula="of:=ABS([.I62]-[.H62])/[.H6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63]-[.H63])/[.H6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653">
            <text:p>653</text:p>
          </table:table-cell>
          <table:table-cell table:formula="of:=ABS([.I64]-[.H64])/[.H64]" office:value-type="float" office:value="0.124664879356568">
            <text:p>0.12466487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78">
            <text:p>878</text:p>
          </table:table-cell>
          <table:table-cell table:formula="of:=ABS([.I65]-[.H65])/[.H65]" office:value-type="float" office:value="0.0404371584699454">
            <text:p>0.040437158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5:.D65]; &quot;T&quot;)" office:value-type="float" office:value="14">
            <text:p>14</text:p>
          </table:table-cell>
          <table:table-cell table:style-name="ce1" table:formula="of:=[.E66]/21" office:value-type="float" office:value="0.666666666666667">
            <text:p>0.6666666667</text:p>
          </table:table-cell>
          <table:table-cell table:number-columns-repeated="3"/>
          <table:table-cell table:style-name="ce1" table:formula="of:=AVERAGE([.J45:.J65])" office:value-type="float" office:value="0.177230401087482">
            <text:p>0.17723040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99">
            <text:p>899</text:p>
          </table:table-cell>
          <table:table-cell table:formula="of:=ABS([.I67]-[.H67])/[.H67]" office:value-type="float" office:value="0.790836653386454">
            <text:p>0.79083665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68]-[.H68])/[.H68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69]-[.H69])/[.H69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70]-[.H70])/[.H70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32">
            <text:p>932</text:p>
          </table:table-cell>
          <table:table-cell table:formula="of:=ABS([.I71]-[.H71])/[.H71]" office:value-type="float" office:value="0.376661742983752">
            <text:p>0.3766617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20">
            <text:p>820</text:p>
          </table:table-cell>
          <table:table-cell table:formula="of:=ABS([.I72]-[.H72])/[.H7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73]-[.H73])/[.H73]" office:value-type="float" office:value="0.831210191082803">
            <text:p>0.8312101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42">
            <text:p>1142</text:p>
          </table:table-cell>
          <table:table-cell table:formula="of:=ABS([.I74]-[.H74])/[.H74]" office:value-type="float" office:value="0.361144219308701">
            <text:p>0.36114421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28">
            <text:p>928</text:p>
          </table:table-cell>
          <table:table-cell table:formula="of:=ABS([.I75]-[.H75])/[.H75]" office:value-type="float" office:value="0.589041095890411">
            <text:p>0.58904109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32">
            <text:p>932</text:p>
          </table:table-cell>
          <table:table-cell table:formula="of:=ABS([.I76]-[.H76])/[.H76]" office:value-type="float" office:value="4.54761904761905">
            <text:p>4.54761904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60">
            <text:p>860</text:p>
          </table:table-cell>
          <table:table-cell table:formula="of:=ABS([.I77]-[.H77])/[.H77]" office:value-type="float" office:value="0.514084507042254">
            <text:p>0.5140845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78]-[.H78])/[.H78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79]-[.H79])/[.H79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80]-[.H80])/[.H80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147">
            <text:p>1147</text:p>
          </table:table-cell>
          <table:table-cell table:formula="of:=ABS([.I81]-[.H81])/[.H81]" office:value-type="float" office:value="0.428393524283935">
            <text:p>0.42839352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82]-[.H82])/[.H82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75">
            <text:p>975</text:p>
          </table:table-cell>
          <table:table-cell table:formula="of:=ABS([.I83]-[.H83])/[.H83]" office:value-type="float" office:value="0.367461430575035">
            <text:p>0.3674614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84]-[.H84])/[.H84]" office:value-type="float" office:value="0.758346581875994">
            <text:p>0.7583465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6">
            <text:p>936</text:p>
          </table:table-cell>
          <table:table-cell table:formula="of:=ABS([.I85]-[.H85])/[.H85]" office:value-type="float" office:value="1.02159827213823">
            <text:p>1.0215982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86]-[.H86])/[.H86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87]-[.H87])/[.H87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:.D87]; &quot;T&quot;)" office:value-type="float" office:value="1">
            <text:p>1</text:p>
          </table:table-cell>
          <table:table-cell table:style-name="ce1" table:formula="of:=[.E88]/21" office:value-type="float" office:value="0.0476190476190476">
            <text:p>0.0476190476</text:p>
          </table:table-cell>
          <table:table-cell table:number-columns-repeated="3"/>
          <table:table-cell table:style-name="ce1" table:formula="of:=AVERAGE([.J67:.J87])" office:value-type="float" office:value="1.02311155270351">
            <text:p>1.02311155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89]-[.H89])/[.H89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31">
            <text:p>1131</text:p>
          </table:table-cell>
          <table:table-cell table:formula="of:=ABS([.I90]-[.H90])/[.H90]" office:value-type="float" office:value="0.881863560732113">
            <text:p>0.88186356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91]-[.H91])/[.H91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82">
            <text:p>982</text:p>
          </table:table-cell>
          <table:table-cell table:formula="of:=ABS([.I92]-[.H92])/[.H92]" office:value-type="float" office:value="1.29439252336449">
            <text:p>1.29439252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ABS([.I93]-[.H93])/[.H93]" office:value-type="float" office:value="0.465940054495913">
            <text:p>0.46594005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:.D93]; &quot;T&quot;)" office:value-type="float" office:value="0">
            <text:p>0</text:p>
          </table:table-cell>
          <table:table-cell table:formula="of:=[.E94]/5" office:value-type="float" office:value="0">
            <text:p>0</text:p>
          </table:table-cell>
          <table:table-cell table:number-columns-repeated="3"/>
          <table:table-cell table:style-name="ce1" table:formula="of:=AVERAGE([.J89:.J93])" office:value-type="float" office:value="0.932129414255404">
            <text:p>0.93212941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95]-[.H95])/[.H95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42">
            <text:p>842</text:p>
          </table:table-cell>
          <table:table-cell table:formula="of:=ABS([.I96]-[.H96])/[.H96]" office:value-type="float" office:value="0.398671096345515">
            <text:p>0.39867109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97]-[.H97])/[.H97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790">
            <text:p>790</text:p>
          </table:table-cell>
          <table:table-cell table:formula="of:=ABS([.I98]-[.H98])/[.H9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23">
            <text:p>823</text:p>
          </table:table-cell>
          <table:table-cell table:formula="of:=ABS([.I99]-[.H99])/[.H99]" office:value-type="float" office:value="1.11025641025641">
            <text:p>1.110256410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5:.D99]; &quot;T&quot;)" office:value-type="float" office:value="1">
            <text:p>1</text:p>
          </table:table-cell>
          <table:table-cell table:style-name="ce1" table:formula="of:=[.E100]/21" office:value-type="float" office:value="0.0476190476190476">
            <text:p>0.0476190476</text:p>
          </table:table-cell>
          <table:table-cell table:number-columns-repeated="3"/>
          <table:table-cell table:style-name="ce1" table:formula="of:=AVERAGE([.J95:.J99])" office:value-type="float" office:value="0.644772245182698">
            <text:p>0.644772245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8];[.E66];[.E44];[.E22])" office:value-type="float" office:value="57">
            <text:p>57</text:p>
          </table:table-cell>
          <table:table-cell table:style-name="ce1" table:formula="of:=[.E101]/(4*21)" office:value-type="float" office:value="0.678571428571429">
            <text:p>0.6785714286</text:p>
          </table:table-cell>
          <table:table-cell table:number-columns-repeated="3"/>
          <table:table-cell table:formula="of:=AVERAGE([.J67:.J87];[.J45:.J65];[.J23:.J43];[.J1:.J21])" office:value-type="float" office:value="0.301311696922363">
            <text:p>0.3013116969</text:p>
          </table:table-cell>
          <table:table-cell table:number-columns-repeated="15"/>
        </table:table-row>
        <table:table-row table:style-name="ro1" table:number-rows-repeated="104847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2T17:10:35</dc:date>
    <meta:generator>LibreOffice/4.0.3.3$Linux_x86 LibreOffice_project/400m0$Build-3</meta:generator>
    <meta:editing-duration>P0D</meta:editing-duration>
    <meta:editing-cycles>1</meta:editing-cycles>
    <meta:document-statistic meta:table-count="1" meta:cell-count="991" meta:object-count="0"/>
  </office:meta>
</office:document-meta>
</file>